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Calibri" style:font-name-complex="Calibri"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Calibri" style:font-name-complex="Calibri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Calibri" style:font-name-complex="Calibri"/>
    </style:style>
    <style:style style:name="T10" style:parent-style-name="Основнойшрифтабзаца" style:family="text">
      <style:text-properties style:font-name="Calibri" style:font-name-complex="Calibri" fo:language="ru" fo:country="RU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style:font-name-complex="Calibri" fo:language="ru" fo:country="RU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Calibri" style:font-name-complex="Calibri"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style:font-name-complex="Calibri"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" style:parent-style-name="Основнойшрифтабзаца" style:family="text">
      <style:text-properties style:font-name="Calibri" style:font-name-complex="Calibri"/>
    </style:style>
    <style:style style:name="T24" style:parent-style-name="Основнойшрифтабзаца" style:family="text">
      <style:text-properties style:font-name="Calibri" style:font-name-complex="Calibri"/>
    </style:style>
    <style:style style:name="T25" style:parent-style-name="Основнойшрифтабзаца" style:family="text">
      <style:text-properties style:font-name="Calibri" style:font-name-complex="Calibri"/>
    </style:style>
    <style:style style:name="P26" style:parent-style-name="TableContents" style:family="paragraph">
      <style:text-properties style:font-name="Calibri" style:font-name-complex="Calibri" fo:language="ru" fo:country="RU"/>
    </style:style>
    <style:style style:name="P27" style:parent-style-name="TableContents" style:family="paragraph">
      <style:text-properties style:font-name="Calibri" style:font-name-complex="Calibri" fo:language="ru" fo:country="RU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style:font-name="Calibri" style:font-name-complex="Calibri" fo:language="ru" fo:country="RU"/>
    </style:style>
    <style:style style:name="T31" style:parent-style-name="Основнойшрифтабзаца" style:family="text">
      <style:text-properties style:font-name="Calibri" style:font-name-complex="Calibri"/>
    </style:style>
    <style:style style:name="T32" style:parent-style-name="Основнойшрифтабзаца" style:family="text">
      <style:text-properties style:font-name="Calibri" style:font-name-complex="Calibri"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style:font-name-complex="Calibri" fo:language="ru" fo:country="RU"/>
    </style:style>
    <style:style style:name="P35" style:parent-style-name="TableContents" style:family="paragraph">
      <style:text-properties style:font-name="Calibri" style:font-name-complex="Calibri" fo:language="ru" fo:country="RU"/>
    </style:style>
    <style:style style:name="P36" style:parent-style-name="TableContents" style:family="paragraph">
      <style:text-properties style:font-name="Calibri" style:font-name-complex="Calibri" fo:language="ru" fo:country="RU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style:font-name="Calibri" style:font-name-complex="Calibri" fo:language="ru" fo:country="RU"/>
    </style:style>
    <style:style style:name="T40" style:parent-style-name="Основнойшрифтабзаца" style:family="text">
      <style:text-properties style:font-name="Calibri" style:font-name-complex="Calibri"/>
    </style:style>
    <style:style style:name="T41" style:parent-style-name="Основнойшрифтабзаца" style:family="text">
      <style:text-properties style:font-name="Calibri" style:font-name-complex="Calibri" fo:language="ru" fo:country="RU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style:font-name-complex="Calibri"/>
    </style:style>
    <style:style style:name="P44" style:parent-style-name="TableContents" style:family="paragraph">
      <style:text-properties style:font-name="Calibri" style:font-name-complex="Calibri"/>
    </style:style>
    <style:style style:name="P45" style:parent-style-name="TableContents" style:family="paragraph">
      <style:text-properties style:font-name="Calibri" style:font-name-complex="Calibri"/>
    </style:style>
    <style:style style:name="T46" style:parent-style-name="Основнойшрифтабзаца" style:family="text">
      <style:text-properties style:font-name="Calibri" style:font-name-complex="Calibri" fo:language="ru" fo:country="RU"/>
    </style:style>
    <style:style style:name="T47" style:parent-style-name="Основнойшрифтабзаца" style:family="text">
      <style:text-properties style:font-name="Calibri" style:font-name-complex="Calibri"/>
    </style:style>
    <style:style style:name="T48" style:parent-style-name="Основнойшрифтабзаца" style:family="text">
      <style:text-properties style:font-name="Calibri" style:font-name-complex="Calibri" fo:language="ru" fo:country="RU"/>
    </style:style>
    <style:style style:name="T49" style:parent-style-name="Основнойшрифтабзаца" style:family="text">
      <style:text-properties style:font-name="Calibri" style:font-name-complex="Calibri"/>
    </style:style>
    <style:style style:name="T50" style:parent-style-name="Основнойшрифтабзаца" style:family="text">
      <style:text-properties style:font-name="Calibri" style:font-name-complex="Calibri" fo:language="ru" fo:country="RU"/>
    </style:style>
    <style:style style:name="T51" style:parent-style-name="Основнойшрифтабзаца" style:family="text">
      <style:text-properties style:font-name="Calibri" style:font-name-complex="Calibri"/>
    </style:style>
    <style:style style:name="T52" style:parent-style-name="Основнойшрифтабзаца" style:family="text">
      <style:text-properties style:font-name="Calibri" style:font-name-complex="Calibri" fo:language="ru" fo:country="RU"/>
    </style:style>
    <style:style style:name="T53" style:parent-style-name="Основнойшрифтабзаца" style:family="text">
      <style:text-properties style:font-name="Calibri" style:font-name-complex="Calibri"/>
    </style:style>
    <style:style style:name="T54" style:parent-style-name="Основнойшрифтабзаца" style:family="text">
      <style:text-properties style:font-name="Calibri" style:font-name-complex="Calibri"/>
    </style:style>
    <style:style style:name="T55" style:parent-style-name="Основнойшрифтабзаца" style:family="text">
      <style:text-properties style:font-name="Calibri" style:font-name-complex="Calibri"/>
    </style:style>
    <style:style style:name="T56" style:parent-style-name="Основнойшрифтабзаца" style:family="text">
      <style:text-properties style:font-name="Calibri" style:font-name-complex="Calibri"/>
    </style:style>
    <style:style style:name="T57" style:parent-style-name="Основнойшрифтабзаца" style:family="text">
      <style:text-properties style:font-name="Calibri" style:font-name-complex="Calibri"/>
    </style:style>
    <style:style style:name="T58" style:parent-style-name="Основнойшрифтабзаца" style:family="text">
      <style:text-properties style:font-name="Calibri" style:font-name-complex="Calibri"/>
    </style:style>
    <style:style style:name="T59" style:parent-style-name="Основнойшрифтабзаца" style:family="text">
      <style:text-properties style:font-name="Calibri" style:font-name-complex="Calibri"/>
    </style:style>
    <style:style style:name="T60" style:parent-style-name="Основнойшрифтабзаца" style:family="text">
      <style:text-properties style:font-name="Calibri" style:font-name-complex="Calibri"/>
    </style:style>
    <style:style style:name="T61" style:parent-style-name="Основнойшрифтабзаца" style:family="text">
      <style:text-properties style:font-name="Calibri" style:font-name-complex="Calibri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style:font-name="Calibri" style:font-name-complex="Calibri" fo:language="ru" fo:country="RU"/>
    </style:style>
    <style:style style:name="T65" style:parent-style-name="Основнойшрифтабзаца" style:family="text">
      <style:text-properties style:font-name="Calibri" style:font-name-complex="Calibri"/>
    </style:style>
    <style:style style:name="T66" style:parent-style-name="Основнойшрифтабзаца" style:family="text">
      <style:text-properties style:font-name="Calibri" style:font-name-complex="Calibri"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Calibri" style:font-name-complex="Calibri" fo:language="ru" fo:country="RU"/>
    </style:style>
    <style:style style:name="T69" style:parent-style-name="Основнойшрифтабзаца" style:family="text">
      <style:text-properties style:font-name="Calibri" style:font-name-complex="Calibri" fo:language="ru" fo:country="RU"/>
    </style:style>
    <style:style style:name="T70" style:parent-style-name="Основнойшрифтабзаца" style:family="text">
      <style:text-properties style:font-name="Calibri" style:font-name-complex="Calibri"/>
    </style:style>
    <style:style style:name="T71" style:parent-style-name="Основнойшрифтабзаца" style:family="text">
      <style:text-properties style:font-name="Calibri" style:font-name-complex="Calibri" fo:language="ru" fo:country="RU"/>
    </style:style>
    <style:style style:name="T72" style:parent-style-name="Основнойшрифтабзаца" style:family="text">
      <style:text-properties style:font-name="Calibri" style:font-name-complex="Calibri" fo:language="ru" fo:country="RU"/>
    </style:style>
    <style:style style:name="T73" style:parent-style-name="Основнойшрифтабзаца" style:family="text">
      <style:text-properties style:font-name="Calibri" style:font-name-complex="Calibri" fo:language="ru" fo:country="RU"/>
    </style:style>
    <style:style style:name="T74" style:parent-style-name="Основнойшрифтабзаца" style:family="text">
      <style:text-properties style:font-name="Calibri" style:font-name-complex="Calibri"/>
    </style:style>
    <style:style style:name="T75" style:parent-style-name="Основнойшрифтабзаца" style:family="text">
      <style:text-properties style:font-name="Calibri" style:font-name-complex="Calibri" fo:language="ru" fo:country="RU"/>
    </style:style>
    <style:style style:name="T76" style:parent-style-name="Основнойшрифтабзаца" style:family="text">
      <style:text-properties style:font-name="Calibri" style:font-name-complex="Calibri" fo:language="ru" fo:country="RU"/>
    </style:style>
    <style:style style:name="T77" style:parent-style-name="Основнойшрифтабзаца" style:family="text">
      <style:text-properties style:font-name="Calibri" style:font-name-complex="Calibri"/>
    </style:style>
    <style:style style:name="T78" style:parent-style-name="Основнойшрифтабзаца" style:family="text">
      <style:text-properties style:font-name="Calibri" style:font-name-complex="Calibri" fo:language="ru" fo:country="RU"/>
    </style:style>
    <style:style style:name="T79" style:parent-style-name="Основнойшрифтабзаца" style:family="text">
      <style:text-properties style:font-name="Calibri" style:font-name-complex="Calibri" fo:language="ru" fo:country="RU"/>
    </style:style>
    <style:style style:name="P80" style:parent-style-name="TableContents" style:family="paragraph">
      <style:text-properties style:font-name="Calibri" style:font-name-complex="Calibri" fo:language="ru" fo:country="RU"/>
    </style:style>
    <style:style style:name="P81" style:parent-style-name="TableContents" style:family="paragraph">
      <style:text-properties style:font-name="Calibri" style:font-name-complex="Calibri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style:font-name-complex="Calibri"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Основнойшрифтабзаца" style:family="text">
      <style:text-properties style:font-name="Calibri" style:font-name-complex="Calibri"/>
    </style:style>
    <style:style style:name="T87" style:parent-style-name="Основнойшрифтабзаца" style:family="text">
      <style:text-properties style:font-name="Calibri" style:font-name-complex="Calibri" fo:language="ru" fo:country="RU"/>
    </style:style>
    <style:style style:name="T88" style:parent-style-name="Основнойшрифтабзаца" style:family="text">
      <style:text-properties style:font-name="Calibri" style:font-name-complex="Calibri"/>
    </style:style>
    <style:style style:name="T89" style:parent-style-name="Основнойшрифтабзаца" style:family="text">
      <style:text-properties style:font-name="Calibri" style:font-name-complex="Calibri" fo:language="ru" fo:country="RU"/>
    </style:style>
    <style:style style:name="T90" style:parent-style-name="Основнойшрифтабзаца" style:family="text">
      <style:text-properties style:font-name="Calibri" style:font-name-complex="Calibri" fo:language="ru" fo:country="RU"/>
    </style:style>
    <style:style style:name="T91" style:parent-style-name="Основнойшрифтабзаца" style:family="text">
      <style:text-properties style:font-name="Calibri" style:font-name-complex="Calibri" fo:language="ru" fo:country="RU"/>
    </style:style>
    <style:style style:name="T92" style:parent-style-name="Основнойшрифтабзаца" style:family="text">
      <style:text-properties style:font-name="Calibri" style:font-name-complex="Calibri" fo:language="ru" fo:country="RU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Calibri" style:font-name-complex="Calibri" fo:font-weight="bold" style:font-weight-asian="bold" style:font-weight-complex="bold"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alibri" style:font-name-complex="Calibri" fo:language="ru" fo:country="RU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Calibri" style:font-name-complex="Calibri" fo:language="ru" fo:country="RU"/>
    </style:style>
    <style:style style:name="P101" style:parent-style-name="TableContents" style:family="paragraph">
      <style:text-properties style:font-name="Calibri" style:font-name-complex="Calibri" fo:language="ru" fo:country="RU"/>
    </style:style>
    <style:style style:name="P102" style:parent-style-name="TableContents" style:family="paragraph">
      <style:text-properties style:font-name="Calibri" style:font-name-complex="Calibri" fo:language="ru" fo:country="RU"/>
    </style:style>
    <style:style style:name="P103" style:parent-style-name="TableContents" style:family="paragraph">
      <style:text-properties style:font-name="Calibri" style:font-name-complex="Calibri" fo:language="ru" fo:country="RU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" style:parent-style-name="Основнойшрифтабзаца" style:family="text">
      <style:text-properties style:font-name="Calibri" style:font-name-complex="Calibri" fo:language="ru" fo:country="RU"/>
    </style:style>
    <style:style style:name="T107" style:parent-style-name="Основнойшрифтабзаца" style:family="text">
      <style:text-properties style:font-name="Calibri" style:font-name-complex="Calibri" fo:language="ru" fo:country="RU"/>
    </style:style>
    <style:style style:name="T108" style:parent-style-name="Основнойшрифтабзаца" style:family="text">
      <style:text-properties style:font-name="Calibri" style:font-name-complex="Calibri"/>
    </style:style>
    <style:style style:name="T109" style:parent-style-name="Основнойшрифтабзаца" style:family="text">
      <style:text-properties style:font-name="Calibri" style:font-name-complex="Calibri" fo:language="ru" fo:country="RU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style:font-name="Calibri" style:font-name-complex="Calibri" fo:language="ru" fo:country="RU"/>
    </style:style>
    <style:style style:name="T112" style:parent-style-name="Основнойшрифтабзаца" style:family="text">
      <style:text-properties style:font-name="Calibri" style:font-name-complex="Calibri" fo:language="ru" fo:country="RU"/>
    </style:style>
    <style:style style:name="T113" style:parent-style-name="Основнойшрифтабзаца" style:family="text">
      <style:text-properties style:font-name="Calibri" style:font-name-complex="Calibri" fo:language="ru" fo:country="RU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6" style:parent-style-name="Основнойшрифтабзаца" style:family="text">
      <style:text-properties style:font-name="Calibri" style:font-name-complex="Calibri" fo:language="ru" fo:country="RU"/>
    </style:style>
    <style:style style:name="T117" style:parent-style-name="Основнойшрифтабзаца" style:family="text">
      <style:text-properties style:font-name="Calibri" style:font-name-complex="Calibri"/>
    </style:style>
    <style:style style:name="T118" style:parent-style-name="Основнойшрифтабзаца" style:family="text">
      <style:text-properties style:font-name="Calibri" style:font-name-complex="Calibri" fo:language="ru" fo:country="RU"/>
    </style:style>
    <style:style style:name="T119" style:parent-style-name="Основнойшрифтабзаца" style:family="text">
      <style:text-properties style:font-name="Calibri" style:font-name-complex="Calibri"/>
    </style:style>
    <style:style style:name="T120" style:parent-style-name="Основнойшрифтабзаца" style:family="text">
      <style:text-properties style:font-name="Calibri" style:font-name-complex="Calibri" fo:language="ru" fo:country="RU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style:font-name="Calibri" style:font-name-complex="Calibri" fo:language="ru" fo:country="RU"/>
    </style:style>
    <style:style style:name="T123" style:parent-style-name="Основнойшрифтабзаца" style:family="text">
      <style:text-properties style:font-name="Calibri" style:font-name-complex="Calibri"/>
    </style:style>
    <style:style style:name="T124" style:parent-style-name="Основнойшрифтабзаца" style:family="text">
      <style:text-properties style:font-name="Calibri" style:font-name-complex="Calibri" fo:language="ru" fo:country="RU"/>
    </style:style>
    <style:style style:name="T125" style:parent-style-name="Основнойшрифтабзаца" style:family="text">
      <style:text-properties style:font-name="Calibri" style:font-name-complex="Calibri"/>
    </style:style>
    <style:style style:name="T126" style:parent-style-name="Основнойшрифтабзаца" style:family="text">
      <style:text-properties style:font-name="Calibri" style:font-name-complex="Calibri" fo:language="ru" fo:country="RU"/>
    </style:style>
    <style:style style:name="T127" style:parent-style-name="Основнойшрифтабзаца" style:family="text">
      <style:text-properties style:font-name="Calibri" style:font-name-complex="Calibri" fo:language="ru" fo:country="RU"/>
    </style:style>
    <style:style style:name="T128" style:parent-style-name="Основнойшрифтабзаца" style:family="text">
      <style:text-properties style:font-name="Calibri" style:font-name-complex="Calibri"/>
    </style:style>
    <style:style style:name="T129" style:parent-style-name="Основнойшрифтабзаца" style:family="text">
      <style:text-properties style:font-name="Calibri" style:font-name-complex="Calibri" fo:language="ru" fo:country="RU"/>
    </style:style>
    <style:style style:name="T130" style:parent-style-name="Основнойшрифтабзаца" style:family="text">
      <style:text-properties style:font-name="Calibri" style:font-name-complex="Calibri"/>
    </style:style>
    <style:style style:name="T131" style:parent-style-name="Основнойшрифтабзаца" style:family="text">
      <style:text-properties style:font-name="Calibri" style:font-name-complex="Calibri" fo:language="ru" fo:country="RU"/>
    </style:style>
    <style:style style:name="T132" style:parent-style-name="Основнойшрифтабзаца" style:family="text">
      <style:text-properties style:font-name="Calibri" style:font-name-complex="Calibri"/>
    </style:style>
    <style:style style:name="T133" style:parent-style-name="Основнойшрифтабзаца" style:family="text">
      <style:text-properties style:font-name="Calibri" style:font-name-complex="Calibri" fo:language="ru" fo:country="RU"/>
    </style:style>
    <style:style style:name="T134" style:parent-style-name="Основнойшрифтабзаца" style:family="text">
      <style:text-properties style:font-name="Calibri" style:font-name-complex="Calibri" fo:language="ru" fo:country="RU"/>
    </style:style>
    <style:style style:name="T135" style:parent-style-name="Основнойшрифтабзаца" style:family="text">
      <style:text-properties style:font-name="Calibri" style:font-name-complex="Calibri"/>
    </style:style>
    <style:style style:name="T136" style:parent-style-name="Основнойшрифтабзаца" style:family="text">
      <style:text-properties style:font-name="Calibri" style:font-name-complex="Calibri" fo:language="ru" fo:country="RU"/>
    </style:style>
    <style:style style:name="T137" style:parent-style-name="Основнойшрифтабзаца" style:family="text">
      <style:text-properties style:font-name="Calibri" style:font-name-complex="Calibri"/>
    </style:style>
    <style:style style:name="T138" style:parent-style-name="Основнойшрифтабзаца" style:family="text">
      <style:text-properties style:font-name="Calibri" style:font-name-complex="Calibri" fo:language="ru" fo:country="RU"/>
    </style:style>
    <style:style style:name="T139" style:parent-style-name="Основнойшрифтабзаца" style:family="text">
      <style:text-properties style:font-name="Calibri" style:font-name-complex="Calibri"/>
    </style:style>
    <style:style style:name="T140" style:parent-style-name="Основнойшрифтабзаца" style:family="text">
      <style:text-properties style:font-name="Calibri" style:font-name-complex="Calibri" fo:language="ru" fo:country="RU"/>
    </style:style>
    <style:style style:name="T141" style:parent-style-name="Основнойшрифтабзаца" style:family="text">
      <style:text-properties style:font-name="Calibri" style:font-name-complex="Calibri"/>
    </style:style>
    <style:style style:name="T142" style:parent-style-name="Основнойшрифтабзаца" style:family="text">
      <style:text-properties style:font-name="Calibri" style:font-name-complex="Calibri" fo:language="ru" fo:country="RU"/>
    </style:style>
    <style:style style:name="T143" style:parent-style-name="Основнойшрифтабзаца" style:family="text">
      <style:text-properties style:font-name="Calibri" style:font-name-complex="Calibri" fo:language="ru" fo:country="RU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6" style:parent-style-name="Основнойшрифтабзаца" style:family="text">
      <style:text-properties style:font-name="Calibri" style:font-name-complex="Calibri" fo:language="ru" fo:country="RU"/>
    </style:style>
    <style:style style:name="T147" style:parent-style-name="Основнойшрифтабзаца" style:family="text">
      <style:text-properties style:font-name="Calibri" style:font-name-complex="Calibri"/>
    </style:style>
    <style:style style:name="T148" style:parent-style-name="Основнойшрифтабзаца" style:family="text">
      <style:text-properties style:font-name="Calibri" style:font-name-complex="Calibri" fo:language="ru" fo:country="RU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0" style:parent-style-name="Основнойшрифтабзаца" style:family="text">
      <style:text-properties style:font-name="Calibri" style:font-name-complex="Calibri" fo:language="ru" fo:country="RU"/>
    </style:style>
    <style:style style:name="T151" style:parent-style-name="Основнойшрифтабзаца" style:family="text">
      <style:text-properties style:font-name="Calibri" style:font-name-complex="Calibri"/>
    </style:style>
    <style:style style:name="T152" style:parent-style-name="Основнойшрифтабзаца" style:family="text">
      <style:text-properties style:font-name="Calibri" style:font-name-complex="Calibri" fo:language="ru" fo:country="RU"/>
    </style:style>
    <style:style style:name="T153" style:parent-style-name="Основнойшрифтабзаца" style:family="text">
      <style:text-properties style:font-name="Calibri" style:font-name-complex="Calibri" fo:language="ru" fo:country="RU"/>
    </style:style>
    <style:style style:name="T154" style:parent-style-name="Основнойшрифтабзаца" style:family="text">
      <style:text-properties style:font-name="Calibri" style:font-name-complex="Calibri"/>
    </style:style>
    <style:style style:name="T155" style:parent-style-name="Основнойшрифтабзаца" style:family="text">
      <style:text-properties style:font-name="Calibri" style:font-name-complex="Calibri" fo:language="ru" fo:country="RU"/>
    </style:style>
    <style:style style:name="T156" style:parent-style-name="Основнойшрифтабзаца" style:family="text">
      <style:text-properties style:font-name="Calibri" style:font-name-complex="Calibri" fo:language="ru" fo:country="RU"/>
    </style:style>
    <style:style style:name="T157" style:parent-style-name="Основнойшрифтабзаца" style:family="text">
      <style:text-properties style:font-name="Calibri" style:font-name-complex="Calibri"/>
    </style:style>
    <style:style style:name="T158" style:parent-style-name="Основнойшрифтабзаца" style:family="text">
      <style:text-properties style:font-name="Calibri" style:font-name-complex="Calibri" fo:language="ru" fo:country="RU"/>
    </style:style>
    <style:style style:name="T159" style:parent-style-name="Основнойшрифтабзаца" style:family="text">
      <style:text-properties style:font-name="Calibri" style:font-name-complex="Calibri"/>
    </style:style>
    <style:style style:name="T160" style:parent-style-name="Основнойшрифтабзаца" style:family="text">
      <style:text-properties style:font-name="Calibri" style:font-name-complex="Calibri" fo:language="ru" fo:country="RU"/>
    </style:style>
    <style:style style:name="T161" style:parent-style-name="Основнойшрифтабзаца" style:family="text">
      <style:text-properties style:font-name="Calibri" style:font-name-complex="Calibri"/>
    </style:style>
    <style:style style:name="T162" style:parent-style-name="Основнойшрифтабзаца" style:family="text">
      <style:text-properties style:font-name="Calibri" style:font-name-complex="Calibri" fo:language="ru" fo:country="RU"/>
    </style:style>
    <style:style style:name="T163" style:parent-style-name="Основнойшрифтабзаца" style:family="text">
      <style:text-properties style:font-name="Calibri" style:font-name-complex="Calibri"/>
    </style:style>
    <style:style style:name="T164" style:parent-style-name="Основнойшрифтабзаца" style:family="text">
      <style:text-properties style:font-name="Calibri" style:font-name-complex="Calibri" fo:language="ru" fo:country="RU"/>
    </style:style>
    <style:style style:name="T165" style:parent-style-name="Основнойшрифтабзаца" style:family="text">
      <style:text-properties style:font-name="Calibri" style:font-name-complex="Calibri"/>
    </style:style>
    <style:style style:name="T166" style:parent-style-name="Основнойшрифтабзаца" style:family="text">
      <style:text-properties style:font-name="Calibri" style:font-name-complex="Calibri" fo:language="ru" fo:country="RU"/>
    </style:style>
    <style:style style:name="T167" style:parent-style-name="Основнойшрифтабзаца" style:family="text">
      <style:text-properties style:font-name="Calibri" style:font-name-complex="Calibri" fo:language="ru" fo:country="RU"/>
    </style:style>
    <style:style style:name="T168" style:parent-style-name="Основнойшрифтабзаца" style:family="text">
      <style:text-properties style:font-name="Calibri" style:font-name-complex="Calibri"/>
    </style:style>
    <style:style style:name="T169" style:parent-style-name="Основнойшрифтабзаца" style:family="text">
      <style:text-properties style:font-name="Calibri" style:font-name-complex="Calibri" fo:language="ru" fo:country="RU"/>
    </style:style>
    <style:style style:name="T170" style:parent-style-name="Основнойшрифтабзаца" style:family="text">
      <style:text-properties style:font-name="Calibri" style:font-name-complex="Calibri" fo:language="ru" fo:country="RU"/>
    </style:style>
    <style:style style:name="T171" style:parent-style-name="Основнойшрифтабзаца" style:family="text">
      <style:text-properties style:font-name="Calibri" style:font-name-complex="Calibri" fo:language="ru" fo:country="RU"/>
    </style:style>
    <style:style style:name="T172" style:parent-style-name="Основнойшрифтабзаца" style:family="text">
      <style:text-properties style:font-name="Calibri" style:font-name-complex="Calibri"/>
    </style:style>
    <style:style style:name="T173" style:parent-style-name="Основнойшрифтабзаца" style:family="text">
      <style:text-properties style:font-name="Calibri" style:font-name-complex="Calibri" fo:language="ru" fo:country="RU"/>
    </style:style>
    <style:style style:name="T174" style:parent-style-name="Основнойшрифтабзаца" style:family="text">
      <style:text-properties style:font-name="Calibri" style:font-name-complex="Calibri"/>
    </style:style>
    <style:style style:name="T175" style:parent-style-name="Основнойшрифтабзаца" style:family="text">
      <style:text-properties style:font-name="Calibri" style:font-name-complex="Calibri" fo:language="ru" fo:country="RU"/>
    </style:style>
    <style:style style:name="P176" style:parent-style-name="Textbody" style:family="paragraph">
      <style:text-properties style:font-name="Calibri" style:font-name-complex="Calibri" fo:language="ru" fo:country="RU"/>
    </style:style>
    <style:style style:name="P177" style:parent-style-name="Textbody" style:family="paragraph">
      <style:text-properties style:font-name="Calibri" style:font-name-complex="Calibri" fo:language="ru" fo:country="RU"/>
    </style:style>
    <style:style style:name="P178" style:parent-style-name="Textbody" style:family="paragraph">
      <style:text-properties style:font-name="Calibri" style:font-name-complex="Calibri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Фёдоров<text:s/></text:span><text:span text:style-name="T10">Павел Анатольевич</text:span></text:p>
          </table:table-cell>
        </table:table-row>
        <table:table-row table:style-name="TableRow11">
          <table:table-cell table:style-name="TableCell12" table:number-columns-spanned="2">
            <text:p text:style-name="P13">Java</text:p>
          </table:table-cell>
          <table:covered-table-cell/>
        </table:table-row>
        <table:table-row table:style-name="TableRow14">
          <table:table-cell table:style-name="TableCell15">
            <text:p text:style-name="P16">Что такое переопределение метода?</text:p>
          </table:table-cell>
          <table:table-cell table:style-name="TableCell17">
            <text:p text:style-name="P18">Когда мы создаём свой класс – наследник другого, мы можем создать в нём метод с<text:s/>тем же именем и аргументами что и в классе-предке, но с другой реализацией. В результате при вызове метода у экземпляра нашего класса будет вызываться наш метод вместо «оригинального».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TableContents"><text:span text:style-name="T23">Class</text:span></text:p>
            <text:p text:style-name="TableContents"><text:span text:style-name="T24">Interface</text:span></text:p>
            <text:p text:style-name="TableContents"><text:span text:style-name="T25">Enum</text:span></text:p>
            <text:p text:style-name="P26"/>
            <text:p text:style-name="P27">Классы бывают «обычные», внутренние, вложенные</text:p>
          </table:table-cell>
        </table:table-row>
        <table:table-row table:style-name="TableRow28">
          <table:table-cell table:style-name="TableCell29">
            <text:p text:style-name="TableContents"><text:span text:style-name="T30">Как и зачем можно использовать модификатор<text:s/></text:span><text:span text:style-name="T31">final</text:span><text:span text:style-name="T32">?</text:span></text:p>
          </table:table-cell>
          <table:table-cell table:style-name="TableCell33">
            <text:p text:style-name="P34">- для переменной (поля) – означает что она становится константой, её нельзя менять в процессе выполнения программы (но можно однократно определить в конструкторе);</text:p>
            <text:p text:style-name="P35">- для<text:s/>метода – означает что его нельзя переопределить при наследовании класса;</text:p>
            <text:p text:style-name="P36">- для класса – означает что от него нельзя унаследоваться.</text:p>
          </table:table-cell>
        </table:table-row>
        <table:table-row table:style-name="TableRow37">
          <table:table-cell table:style-name="TableCell38">
            <text:p text:style-name="TableContents"><text:span text:style-name="T39">Какие есть варианты использования ключевого слова<text:s/></text:span><text:span text:style-name="T40">try</text:span><text:span text:style-name="T41">?</text:span></text:p>
          </table:table-cell>
          <table:table-cell table:style-name="TableCell42">
            <text:p text:style-name="P43">try – catch</text:p>
            <text:p text:style-name="P44">try – catch – finally</text:p>
            <text:p text:style-name="P45"/>
            <text:p text:style-name="TableContents"><text:span text:style-name="T46">для</text:span><text:span text:style-name="T47"><text:s/></text:span><text:span text:style-name="T48">обоих</text:span><text:span text:style-name="T49"><text:s/></text:span><text:span text:style-name="T50">вариантов</text:span><text:span text:style-name="T51"><text:s/></text:span><text:span text:style-name="T52">возможно</text:span><text:span text:style-name="T53">:</text:span></text:p>
            <text:p text:style-name="TableContents"><text:span text:style-name="T54">try</text:span><text:span text:style-name="T55"><text:s/>(</text:span><text:span text:style-name="T56">resource</text:span><text:span text:style-name="T57">1;<text:s/></text:span><text:span text:style-name="T58">resource</text:span><text:span text:style-name="T59">2;<text:s/></text:span><text:span text:style-name="T60">resource</text:span><text:span text:style-name="T61">3)<text:s/></text:span></text:p>
          </table:table-cell>
        </table:table-row>
        <table:table-row table:style-name="TableRow62">
          <table:table-cell table:style-name="TableCell63">
            <text:p text:style-name="TableContents"><text:span text:style-name="T64">Какие есть стандартные реализации интерфейса<text:s/></text:span><text:span text:style-name="T65">List</text:span><text:span text:style-name="T66"><text:s/>и в каких ситуациях их нужно использовать?</text:span></text:p>
          </table:table-cell>
          <table:table-cell table:style-name="TableCell67">
            <text:p text:style-name="P68">Наиболее часто используются (есть и другие):</text:p>
            <text:p text:style-name="TableContents"><text:span text:style-name="T69">-<text:s/></text:span><text:span text:style-name="T70">ArrayList</text:span><text:span text:style-name="T71"><text:s/>– стандартная реализация, по сути – массив переменной дл</text:span><text:span text:style-name="T72">ины;</text:span></text:p>
            <text:p text:style-name="TableContents"><text:span text:style-name="T73">-<text:s/></text:span><text:span text:style-name="T74">LinkedList</text:span><text:span text:style-name="T75"><text:s/>– массив, в котором каждый элемент хранит ссылки на предыдущий и следующий, используется когда предполагается частая вставка/удаление элементов из произвольного места массива;</text:span></text:p>
            <text:p text:style-name="TableContents"><text:span text:style-name="T76">-<text:s/></text:span><text:span text:style-name="T77">Stack</text:span><text:span text:style-name="T78"><text:s/>–<text:s/></text:span><text:span text:style-name="T79">стэк;</text:span></text:p>
            <text:p text:style-name="P80">- CopyOnWriteArrayList – вариант ArrayList для<text:s/>использования в многопоточной (многонитиевой) программе.</text:p>
            <text:p text:style-name="P81"/>
          </table:table-cell>
        </table:table-row>
        <table:table-row table:style-name="TableRow82">
          <table:table-cell table:style-name="TableCell83">
            <text:p text:style-name="P84">В чём основная идея стримов из пакета java.util.stream?</text:p>
          </table:table-cell>
          <table:table-cell table:style-name="TableCell85">
            <text:p text:style-name="TableContents"><text:span text:style-name="T86">Stream</text:span><text:span text:style-name="T87"><text:s/></text:span><text:span text:style-name="T88">API</text:span><text:span text:style-name="T89"><text:s/>предоставляет способ работать с данными, последовательно помещая их в поток, а так же извлекая и обрабатывая «на лету».<text:s/></text:span><text:span text:style-name="T90">Такой способ м.б. полезен (в<text:s/></text:span><text:soft-page-break/><text:span text:style-name="T91">отличие от коллекций) в случае когда данные надо обрабатывать постоянно, по мере из поступления. Например, одна нить работает с внешним источником данных, помещая их в поток. А другая нить по мере появления данных в потоке извл</text:span><text:span text:style-name="T92">екает их оттуда и обрабатывает.</text:span></text:p>
          </table:table-cell>
        </table:table-row>
        <text:soft-page-break/>
        <table:table-row table:style-name="TableRow93">
          <table:table-cell table:style-name="TableCell94" table:number-columns-spanned="2">
            <text:p text:style-name="P95">Разное</text:p>
          </table:table-cell>
          <table:covered-table-cell/>
        </table:table-row>
        <table:table-row table:style-name="TableRow96">
          <table:table-cell table:style-name="TableCell97">
            <text:p text:style-name="P98">Каким критериям должна удовлетворять «хорошая» хэш-функция?</text:p>
          </table:table-cell>
          <table:table-cell table:style-name="TableCell99">
            <text:p text:style-name="P100">- у одинаковых (в соответствии с критериями сравнения) объектов хэш-коды (вычисляемые хэш-функцией) должны совпадать;</text:p>
            <text:p text:style-name="P101">- для любого набора хэшируемых объектов хэш-коды должны быть распределены по диапазону возможных значений максимально равномерно;</text:p>
            <text:p text:style-name="P102">- хэш-код должен вычисляться максимально быстро;</text:p>
            <text:p text:style-name="P103">- тип данных для кода должен быть выбран так чтобы поиск по таблице хэш-кодов выполнялся максимально быстро.</text:p>
          </table:table-cell>
        </table:table-row>
        <table:table-row table:style-name="TableRow104">
          <table:table-cell table:style-name="TableCell105">
            <text:p text:style-name="TableContents"><text:span text:style-name="T106">В<text:s/></text:span><text:span text:style-name="T107">чём причина популярности и широкого распространения кодировки<text:s/></text:span><text:span text:style-name="T108">UTF</text:span><text:span text:style-name="T109">-8?</text:span></text:p>
          </table:table-cell>
          <table:table-cell table:style-name="TableCell110">
            <text:p text:style-name="TableContents"><text:span text:style-name="T111">В относительной компактности представления символа (стандартная латиница – 1 байт) при неограниченном числе возможных си</text:span><text:span text:style-name="T112">м</text:span><text:span text:style-name="T113">волов.</text:span></text:p>
          </table:table-cell>
        </table:table-row>
        <table:table-row table:style-name="TableRow114">
          <table:table-cell table:style-name="TableCell115">
            <text:p text:style-name="TableContents"><text:span text:style-name="T116">Сравните форматы<text:s/></text:span><text:span text:style-name="T117">XML</text:span><text:span text:style-name="T118"><text:s/>и<text:s/></text:span><text:span text:style-name="T119">JSON</text:span><text:span text:style-name="T120">. Когда какой использовать?</text:span></text:p>
          </table:table-cell>
          <table:table-cell table:style-name="TableCell121">
            <text:p text:style-name="TableContents"><text:span text:style-name="T122">-<text:s/></text:span><text:span text:style-name="T123">JSON</text:span><text:span text:style-name="T124"><text:s/>немного компактнее,<text:s/></text:span><text:span text:style-name="T125">XML</text:span><text:span text:style-name="T126"><text:s/>позволяет описать объект более «подробно»;</text:span></text:p>
            <text:p text:style-name="TableContents"><text:span text:style-name="T127">- в<text:s/></text:span><text:span text:style-name="T128">Java</text:span><text:span text:style-name="T129"><text:s/>для<text:s/></text:span><text:span text:style-name="T130">XML</text:span><text:span text:style-name="T131"><text:s/>есть встроенные библиотеки, для<text:s/></text:span><text:span text:style-name="T132">JSON</text:span><text:span text:style-name="T133"><text:s/>надо подключать внешние;</text:span></text:p>
            <text:p text:style-name="TableContents"><text:span text:style-name="T134">-<text:s/></text:span><text:span text:style-name="T135">JSON</text:span><text:span text:style-name="T136"><text:s/>– стандарт для вэба (обмен<text:s/></text:span><text:span text:style-name="T137">frontend</text:span><text:span text:style-name="T138"><text:s/>&lt;-&gt;<text:s/></text:span><text:span text:style-name="T139">backend</text:span><text:span text:style-name="T140">),<text:s/></text:span><text:span text:style-name="T141">XML</text:span><text:span text:style-name="T142"><text:s/>– стандарт для конфигурационных файлов. Испо</text:span><text:span text:style-name="T143">льзование того или другого формата обусловлено скорее традицией, чем какими-то объективными причинами (как мне кажется).</text:span></text:p>
          </table:table-cell>
        </table:table-row>
        <table:table-row table:style-name="TableRow144">
          <table:table-cell table:style-name="TableCell145">
            <text:p text:style-name="TableContents"><text:span text:style-name="T146">Опишите что будет происходить «под капотом» после ввода адреса сайта в браузере и нажатия<text:s/></text:span><text:span text:style-name="T147">Enter</text:span><text:span text:style-name="T148">?</text:span></text:p>
          </table:table-cell>
          <table:table-cell table:style-name="TableCell149">
            <text:p text:style-name="TableContents"><text:span text:style-name="T150">- будет найден<text:s/></text:span><text:span text:style-name="T151">IP</text:span><text:span text:style-name="T152">-адрес сервера (чере</text:span><text:span text:style-name="T153">з<text:s/></text:span><text:span text:style-name="T154">DNS</text:span><text:span text:style-name="T155">, здесь взаимодействуют браузер и операционная система);</text:span></text:p>
            <text:p text:style-name="TableContents"><text:span text:style-name="T156">- на сервер делается запрос<text:s/></text:span><text:span text:style-name="T157">GET</text:span><text:span text:style-name="T158"><text:s/>по порту 80 (</text:span><text:span text:style-name="T159">HTTP</text:span><text:span text:style-name="T160">) или 443 (</text:span><text:span text:style-name="T161">HTTPS</text:span><text:span text:style-name="T162">), включающий<text:s/></text:span><text:span text:style-name="T163">HTTP</text:span><text:span text:style-name="T164">-заголовки и<text:s/></text:span><text:span text:style-name="T165">cookies</text:span><text:span text:style-name="T166"><text:s/>(если есть);</text:span></text:p>
            <text:p text:style-name="TableContents"><text:span text:style-name="T167">- сервер обрабатывает запрос (если может), формирует<text:s/></text:span><text:span text:style-name="T168">HTML</text:span><text:span text:style-name="T169">-файл и отправляет е</text:span><text:span text:style-name="T170">го браузеру;</text:span></text:p>
            <text:p text:style-name="TableContents"><text:span text:style-name="T171">- браузер отображает полученный файл в виде странички в соответствии с содержимым файла (</text:span><text:span text:style-name="T172">HTML</text:span><text:span text:style-name="T173">/</text:span><text:span text:style-name="T174">CSS</text:span><text:span text:style-name="T175">/скрипты).<text:s/></text:span></text:p>
          </table:table-cell>
        </table:table-row>
      </table:table>
      <text:p text:style-name="P176"/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7-10-20T23:40:00Z</meta:creation-date>
    <dc:date>2020-12-18T08:50:00Z</dc:date>
    <meta:template xlink:href="Normal.dotm" xlink:type="simple"/>
    <meta:editing-cycles>6</meta:editing-cycles>
    <meta:editing-duration>PT3900S</meta:editing-duration>
    <meta:document-statistic meta:page-count="2" meta:paragraph-count="7" meta:word-count="545" meta:character-count="3649" meta:row-count="25" meta:non-whitespace-character-count="3111"/>
  </office:meta>
</office:document-meta>
</file>